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6e6" officeooo:paragraph-rsid="001626e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text-properties officeooo:rsid="001626e6" officeooo:paragraph-rsid="001626e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Gray Box Testing</text:span> (Teste de Caixa Cinza) é uma abordagem híbrida que combina elementos do <text:span text:style-name="Strong_20_Emphasis">Black Box Testing</text:span> (teste de caixa preta) e <text:span text:style-name="Strong_20_Emphasis">White Box Testing</text:span> (teste de caixa branca). Nessa técnica, o testador tem <text:span text:style-name="Strong_20_Emphasis">conhecimento parcial</text:span> da estrutura interna do sistema, como arquitetura, diagramas ou algoritmos, mas não necessariamente acesso completo ao código-fonte.</text:p>
      <text:h text:style-name="Heading_20_4" text:outline-level="4"><text:span text:style-name="Strong_20_Emphasis">Características Principais:</text:span></text:h>
      <text:list xml:id="list4140986570" text:style-name="L1">
        <text:list-item>
          <text:p text:style-name="P2"><text:span text:style-name="Strong_20_Emphasis">Conhecimento limitado da implementação</text:span> – O testador entende a lógica do sistema, mas não todos os detalhes do código.</text:p>
        </text:list-item>
        <text:list-item>
          <text:p text:style-name="P2"><text:span text:style-name="Strong_20_Emphasis">Baseado em requisitos e estrutura interna</text:span> – Utiliza tanto a documentação funcional quanto informações técnicas.</text:p>
        </text:list-item>
        <text:list-item>
          <text:p text:style-name="P2"><text:span text:style-name="Strong_20_Emphasis">Combina técnicas de caixa preta e branca</text:span> – Permite testes mais direcionados e eficientes.</text:p>
        </text:list-item>
      </text:list>
      <text:h text:style-name="Heading_20_4" text:outline-level="4"><text:span text:style-name="Strong_20_Emphasis">Técnicas Comuns:</text:span></text:h>
      <text:list xml:id="list3598010373" text:style-name="L2">
        <text:list-item>
          <text:p text:style-name="P3"><text:span text:style-name="Strong_20_Emphasis">Teste de Matriz de Rastreamento</text:span> – Verifica se os requisitos estão cobertos pelos casos de teste.</text:p>
        </text:list-item>
        <text:list-item>
          <text:p text:style-name="P3"><text:span text:style-name="Strong_20_Emphasis">Teste de Regressão</text:span> – Garante que modificações não afetem funcionalidades existentes.</text:p>
        </text:list-item>
        <text:list-item>
          <text:p text:style-name="P3"><text:span text:style-name="Strong_20_Emphasis">Teste Baseado em Modelos</text:span> – Usa diagramas (como UML ou fluxos de dados) para criar cenários de teste.</text:p>
        </text:list-item>
        <text:list-item>
          <text:p text:style-name="P3"><text:span text:style-name="Strong_20_Emphasis">Teste de Banco de Dados</text:span> – Valida consultas SQL, integridade de dados e transações.</text:p>
        </text:list-item>
      </text:list>
      <text:h text:style-name="Heading_20_4" text:outline-level="4"><text:span text:style-name="Strong_20_Emphasis">Vantagens:</text:span></text:h>
      <text:list xml:id="list1264227069" text:style-name="L3">
        <text:list-item>
          <text:p text:style-name="P4"><text:span text:style-name="Strong_20_Emphasis">Mais eficiente que Black Box</text:span> – Conhecimento parcial permite testes mais direcionados.</text:p>
        </text:list-item>
        <text:list-item>
          <text:p text:style-name="P4"><text:span text:style-name="Strong_20_Emphasis">Identifica problemas de integração</text:span> – Útil para testar interações entre módulos.</text:p>
        </text:list-item>
        <text:list-item>
          <text:p text:style-name="P4"><text:span text:style-name="Strong_20_Emphasis">Balanço entre profundidade e simplicidade</text:span> – Não requer conhecimento total do código, mas vai além da perspectiva do usuário.</text:p>
        </text:list-item>
      </text:list>
      <text:h text:style-name="Heading_20_4" text:outline-level="4"><text:span text:style-name="Strong_20_Emphasis">Desvantagens:</text:span></text:h>
      <text:list xml:id="list4066337920" text:style-name="L4">
        <text:list-item>
          <text:p text:style-name="P5"><text:span text:style-name="Strong_20_Emphasis">Não cobre todos os cenários internos</text:span> – Falhas complexas podem passar despercebidas.</text:p>
        </text:list-item>
        <text:list-item>
          <text:p text:style-name="P5"><text:span text:style-name="Strong_20_Emphasis">Depende da documentação disponível</text:span> – Se a arquitetura não estiver bem documentada, os testes podem ser menos eficazes.</text:p>
        </text:list-item>
      </text:list>
      <text:p text:style-name="Text_20_body"><text:span text:style-name="Strong_20_Emphasis">Quando usar?</text:span> Ideal para testes de integração, validação de sistemas complexos ou quando há acesso limitado ao código (ex.: testes terceirizados).</text:p>
      <text:h text:style-name="Heading_20_3" text:outline-level="3"><text:span text:style-name="Strong_20_Emphasis">Conclusão</text:span></text:h>
      <text:p text:style-name="Text_20_body">O <text:span text:style-name="Strong_20_Emphasis">Gray Box Testing</text:span> é uma abordagem equilibrada, oferecendo maior precisão que o Black Box sem a complexidade do White Box. É especialmente útil para equipes que precisam testar sistemas com conhecimento parcial da implementaçã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15:52.706465161</meta:creation-date>
    <dc:date>2025-05-05T16:25:37.407051893</dc:date>
    <meta:editing-duration>PT2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96" meta:character-count="1990" meta:non-whitespace-character-count="1714"/>
  </office:meta>
</office:document-meta>
</file>